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64pt"/>
    </style:style>
    <style:style style:name="co2" style:family="table-column">
      <style:table-column-properties fo:break-before="auto" style:column-width="106.1pt"/>
    </style:style>
    <style:style style:name="co3" style:family="table-column">
      <style:table-column-properties fo:break-before="auto" style:column-width="105.51pt"/>
    </style:style>
    <style:style style:name="co4" style:family="table-column">
      <style:table-column-properties fo:break-before="auto" style:column-width="7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3.1pt"/>
    </style:style>
    <style:style style:name="ro1" style:family="table-row">
      <style:table-row-properties style:row-height="23.7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uthor name</text:p>
          </table:table-cell>
          <table:table-cell table:style-name="ce1" office:value-type="string" calcext:value-type="string">
            <text:p>Author nationality</text:p>
          </table:table-cell>
          <table:table-cell table:style-name="ce1" office:value-type="string" calcext:value-type="string">
            <text:p>Author gender</text:p>
          </table:table-cell>
          <table:table-cell table:style-name="ce1" office:value-type="string" calcext:value-type="string">
            <text:p>Year of publication</text:p>
          </table:table-cell>
          <table:table-cell table:style-name="ce1" office:value-type="string" calcext:value-type="string">
            <text:p>Copyright</text:p>
          </table:table-cell>
        </table:table-row>
        <table:table-row table:style-name="ro2">
          <table:table-cell office:value-type="string" calcext:value-type="string">
            <text:p>1)ITALY_30May2004.txt</text:p>
          </table:table-cell>
          <table:table-cell office:value-type="string" calcext:value-type="string">
            <text:p><text:a xlink:href="http://members.ozemail.com.au/~dutch/hugotrip4.html" xlink:type="simple">http://members.ozemail.com.au/~dutch/hugotrip4.html</text:a></text:p>
          </table:table-cell>
          <table:table-cell office:value-type="string" calcext:value-type="string">
            <text:p>Hugo Schout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2)ITALY_31May2004.txt</text:p>
          </table:table-cell>
          <table:table-cell office:value-type="string" calcext:value-type="string">
            <text:p><text:a xlink:href="http://members.ozemail.com.au/~dutch/hugotrip4.html" xlink:type="simple">http://members.ozemail.com.au/~dutch/hugotrip4.html</text:a></text:p>
          </table:table-cell>
          <table:table-cell office:value-type="string" calcext:value-type="string">
            <text:p>Hugo Schout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A_stroll_up_Monte_Terminillo.txt</text:p>
          </table:table-cell>
          <table:table-cell office:value-type="string" calcext:value-type="string">
            <text:p><text:a xlink:href="https://www.markhorrell.com/blog/2015/a-stroll-up-monte-terminillo-and-the-elephant-mountain/" xlink:type="simple">https://www.markhorrell.com/blog/2015/a-stroll-up-monte-terminillo-and-the-elephant-mountain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A_Walk.txt</text:p>
          </table:table-cell>
          <table:table-cell office:value-type="string" calcext:value-type="string">
            <text:p><text:a xlink:href="https://coldnoon.com/magazine/dialogues/essays/a-walk-in-the-centre-of-naples/" xlink:type="simple">https://coldnoon.com/magazine/dialogues/essays/a-walk-in-the-centre-of-naples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Day_268_Florence_to_Naples.txt</text:p>
          </table:table-cell>
          <table:table-cell office:value-type="string" calcext:value-type="string">
            <text:p><text:a xlink:href="https://www.travelblog.org/Europe/Italy/Campania/Naples/blog-948785.html" xlink:type="simple">https://www.travelblog.org/Europe/Italy/Campania/Naples/blog-948785.html</text:a></text:p>
          </table:table-cell>
          <table:table-cell office:value-type="string" calcext:value-type="string">
            <text:p>Michele Hutchin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Day_269_Naples.txt</text:p>
          </table:table-cell>
          <table:table-cell office:value-type="string" calcext:value-type="string">
            <text:p><text:a xlink:href="https://www.travelblog.org/Europe/Italy/Campania/Naples/blog-948785.html" xlink:type="simple">https://www.travelblog.org/Europe/Italy/Campania/Naples/blog-948785.html</text:a></text:p>
          </table:table-cell>
          <table:table-cell office:value-type="string" calcext:value-type="string">
            <text:p>Michele Hutchin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Day_270_Naples.txt</text:p>
          </table:table-cell>
          <table:table-cell office:value-type="string" calcext:value-type="string">
            <text:p><text:a xlink:href="https://www.travelblog.org/Europe/Italy/Campania/Naples/blog-948785.html" xlink:type="simple">https://www.travelblog.org/Europe/Italy/Campania/Naples/blog-948785.html</text:a></text:p>
          </table:table-cell>
          <table:table-cell office:value-type="string" calcext:value-type="string">
            <text:p>Michele Hutchin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Day_271_Naples.txt</text:p>
          </table:table-cell>
          <table:table-cell office:value-type="string" calcext:value-type="string">
            <text:p><text:a xlink:href="https://www.travelblog.org/Europe/Italy/Campania/Naples/blog-948785.html" xlink:type="simple">https://www.travelblog.org/Europe/Italy/Campania/Naples/blog-948785.html</text:a></text:p>
          </table:table-cell>
          <table:table-cell office:value-type="string" calcext:value-type="string">
            <text:p>Michele Hutchin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Dearest_water.txt</text:p>
          </table:table-cell>
          <table:table-cell office:value-type="string" calcext:value-type="string">
            <text:p><text:a xlink:href="https://coldnoon.com/magazine/dialogues/essays/dearest-water-in-pompeii/" xlink:type="simple">https://coldnoon.com/magazine/dialogues/essays/dearest-water-in-pompeii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3">
          <table:table-cell office:value-type="string" calcext:value-type="string">
            <text:p>EXPLORING_POMPEII_OFF_SEASON.txt</text:p>
          </table:table-cell>
          <table:table-cell office:value-type="string" calcext:value-type="string">
            <text:p><text:a xlink:href="http://getjaunty.com/2016/03/13/exploring-pompeii-off-season/" xlink:type="simple">http://getjaunty.com/2016/03/13/exploring-pompeii-off-season/</text:a></text:p>
          </table:table-cell>
          <table:table-cell office:value-type="string" calcext:value-type="string">
            <text:p>Fran 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Feeling_at_home_in_the_Apennines.txt</text:p>
          </table:table-cell>
          <table:table-cell office:value-type="string" calcext:value-type="string">
            <text:p><text:a xlink:href="https://www.markhorrell.com/blog/2016/feeling-at-home-in-the-apennines/" xlink:type="simple">https://www.markhorrell.com/blog/2016/feeling-at-home-in-the-apennines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Monte_Amaro.txt</text:p>
          </table:table-cell>
          <table:table-cell office:value-type="string" calcext:value-type="string">
            <text:p><text:a xlink:href="https://www.markhorrell.com/blog/2015/monte-amaro-a-mountain-worth-drinking-to/" xlink:type="simple">https://www.markhorrell.com/blog/2015/monte-amaro-a-mountain-worth-drinking-to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Monte_Corvo_Crow_Mountain.txt</text:p>
          </table:table-cell>
          <table:table-cell office:value-type="string" calcext:value-type="string">
            <text:p><text:a xlink:href="https://www.markhorrell.com/blog/2016/monte-corvo-crow-mountain/" xlink:type="simple">https://www.markhorrell.com/blog/2016/monte-corvo-crow-mountain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Monti_Ernici.txt</text:p>
          </table:table-cell>
          <table:table-cell office:value-type="string" calcext:value-type="string">
            <text:p><text:a xlink:href="https://www.markhorrell.com/blog/2016/monti-ernici-a-taste-of-the-scottish-highlands-a-short-drive-from-rome/" xlink:type="simple">https://www.markhorrell.com/blog/2016/monti-ernici-a-taste-of-the-scottish-highlands-a-short-drive-from-rome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Naples_by_Night.txt</text:p>
          </table:table-cell>
          <table:table-cell office:value-type="string" calcext:value-type="string">
            <text:p><text:a xlink:href="https://coldnoon.com/magazine/dialogues/essays/naples-by-night/" xlink:type="simple">https://coldnoon.com/magazine/dialogues/essays/naples-by-night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Neapolitan_Street_Party.txt</text:p>
          </table:table-cell>
          <table:table-cell office:value-type="string" calcext:value-type="string">
            <text:p><text:a xlink:href="https://coldnoon.com/magazine/dialogues/essays/neapolitan-street-party/" xlink:type="simple">https://coldnoon.com/magazine/dialogues/essays/neapolitan-street-party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Pizzo_d_Intermesoli.txt</text:p>
          </table:table-cell>
          <table:table-cell office:value-type="string" calcext:value-type="string">
            <text:p><text:a xlink:href="https://www.markhorrell.com/blog/2016/pizzo-dintermesoli-gran-sassos-forgotten-sister/" xlink:type="simple">https://www.markhorrell.com/blog/2016/pizzo-dintermesoli-gran-sassos-forgotten-sister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Pompeii.txt</text:p>
          </table:table-cell>
          <table:table-cell office:value-type="string" calcext:value-type="string">
            <text:p><text:a xlink:href="http://coldnoon.com/pompeii-baths-bodies-and-bread/" xlink:type="simple">http://coldnoon.com/pompeii-baths-bodies-and-bread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RESTAURANT.txt</text:p>
          </table:table-cell>
          <table:table-cell office:value-type="string" calcext:value-type="string">
            <text:p><text:a xlink:href="http://gastronomy-101.blogspot.it/2006/08/restaurant-via-venuti-monterosso-al.html" xlink:type="simple">http://gastronomy-101.blogspot.it/2006/08/restaurant-via-venuti-monterosso-al.html</text:a>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The_Corno_Grande_aperitivo.txt</text:p>
          </table:table-cell>
          <table:table-cell office:value-type="string" calcext:value-type="string">
            <text:p><text:a xlink:href="https://www.markhorrell.com/blog/2015/the-corno-grande-aperitivo-highest-mountain-in-the-apennines/" xlink:type="simple">https://www.markhorrell.com/blog/2015/the-corno-grande-aperitivo-highest-mountain-in-the-apennines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The_Spaccanapoli.txt</text:p>
          </table:table-cell>
          <table:table-cell office:value-type="string" calcext:value-type="string">
            <text:p><text:a xlink:href="https://coldnoon.com/magazine/dialogues/essays/the-spaccanopili-and-the-castel-dellovo/" xlink:type="simple">https://coldnoon.com/magazine/dialogues/essays/the-spaccanopili-and-the-castel-dellovo/</text:a></text:p>
          </table:table-cell>
          <table:table-cell office:value-type="string" calcext:value-type="string">
            <text:p>David M. Addi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Vesuvius_and_the_Path_of_the_Gods.txt</text:p>
          </table:table-cell>
          <table:table-cell office:value-type="string" calcext:value-type="string">
            <text:p><text:a xlink:href="https://www.markhorrell.com/blog/2016/vesuvius-and-the-path-of-the-gods/" xlink:type="simple">https://www.markhorrell.com/blog/2016/vesuvius-and-the-path-of-the-gods/</text:a></text:p>
          </table:table-cell>
          <table:table-cell office:value-type="string" calcext:value-type="string">
            <text:p>Mark Horrell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  <table:table-row table:style-name="ro2">
          <table:table-cell office:value-type="string" calcext:value-type="string">
            <text:p>WHAT_TO_DO_IN_NAPLES.txt</text:p>
          </table:table-cell>
          <table:table-cell office:value-type="string" calcext:value-type="string">
            <text:p><text:a xlink:href="http://getjaunty.com/2016/03/12/what-to-do-in-naples-italy/" xlink:type="simple">http://getjaunty.com/2016/03/12/what-to-do-in-naples-italy/</text:a></text:p>
          </table:table-cell>
          <table:table-cell office:value-type="string" calcext:value-type="string">
            <text:p>Fran Atkin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pyright belongs to the auth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7:21:00.833780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6:43:17.954767464</meta:creation-date>
    <dc:date>2019-09-19T17:22:56.706611926</dc:date>
    <meta:editing-duration>PT2M21S</meta:editing-duration>
    <meta:editing-cycles>2</meta:editing-cycles>
    <meta:generator>LibreOffice/6.0.7.3$Linux_X86_64 LibreOffice_project/00m0$Build-3</meta:generator>
    <meta:document-statistic meta:table-count="1" meta:cell-count="168" meta:object-count="0"/>
  </office:meta>
</office:document-meta>
</file>